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ambria" svg:font-family="Cambri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left="1.5in" fo:margin-right="0in" fo:text-indent="0in" style:auto-text-indent="false"/>
      <style:text-properties style:text-line-through-style="solid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8Num1"/>
    <style:style style:name="P5" style:family="paragraph" style:parent-style-name="List_20_Paragraph" style:list-style-name="WW8Num1">
      <style:text-properties style:text-line-through-style="solid"/>
    </style:style>
    <style:style style:name="P6" style:family="paragraph" style:parent-style-name="List_20_Paragraph" style:list-style-name="WW8Num1">
      <style:text-properties fo:color="#008000"/>
    </style:style>
    <style:style style:name="P7" style:family="paragraph" style:parent-style-name="List_20_Paragraph" style:list-style-name="WW8Num1">
      <style:text-properties fo:color="#0000ff"/>
    </style:style>
    <style:style style:name="P8" style:family="paragraph" style:parent-style-name="List_20_Paragraph" style:list-style-name="WW8Num1">
      <style:text-properties fo:color="#808000"/>
    </style:style>
    <style:style style:name="P9" style:family="paragraph" style:parent-style-name="List_20_Paragraph" style:list-style-name="WW8Num1">
      <style:text-properties fo:color="#008080"/>
    </style:style>
    <style:style style:name="T1" style:family="text">
      <style:text-properties fo:color="#008000"/>
    </style:style>
    <style:style style:name="T2" style:family="text">
      <style:text-properties fo:color="#800000"/>
    </style:style>
    <style:style style:name="T3" style:family="text">
      <style:text-properties fo:color="#ff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reg,</text:p>
      <text:p text:style-name="Standard"><text:s text:c="4"/>Here is the list of additional changes for the website. <text:s/>And of course send me any questions you have.</text:p>
      <text:p text:style-name="Standard"/>
      <text:p text:style-name="Standard">Cheers,</text:p>
      <text:p text:style-name="Standard">Andrea</text:p>
      <text:p text:style-name="Standard"/>
      <text:p text:style-name="P1">Further revisions</text:p>
      <text:list xml:id="list1661721219" text:style-name="WW8Num1">
        <text:list-item>
          <text:p text:style-name="P5"><text:span text:style-name="Strikeout">Journals to add under the Phil Social Science section:</text:span></text:p>
        </text:list-item>
      </text:list>
      <text:p text:style-name="P2"><text:span text:style-name="Strikeout">Journal of Economic Methodology</text:span></text:p>
      <text:p text:style-name="P2"><text:span text:style-name="Strikeout">Economics and Philosophy</text:span></text:p>
      <text:list xml:id="list1919841247" text:continue-numbering="true" text:style-name="WW8Num1">
        <text:list-item>
          <text:p text:style-name="P4"><text:span text:style-name="Strikeout">Change the section that now contains “Governance” to “About PSA”. <text:s/>One subsection of that would be “Governance”. <text:s/>Another should be “History of the Association”</text:span>. <text:s/><text:span text:style-name="T3">Under the history section, we simply want to include the text of a file that I will send to you.</text:span> <text:s/><text:span text:style-name="Strikeout">A third section should simply be headed as “Our Professional Affiliates”. <text:s/>Here we need to list: BSPS, CHIPPS, AAHPSSS, and EPSA.</text:span> <text:s/><text:span text:style-name="T1">Perhaps Gary will have a short statement he wants to make about the nature of our affiliate relationships and any reciprocity arrangements. <text:s/>(Gary, do we need to make reciprocity statements on the membership page as well?)</text:span></text:p>
        </text:list-item>
        <text:list-item>
          <text:p text:style-name="P6">We would like to add in the dates for the service terms for current board members. <text:s/>Gary will have that information for you.</text:p>
        </text:list-item>
        <text:list-item>
          <text:p text:style-name="P4"><text:span text:style-name="Strikeout">CHIPPS and AAHPSSS should be listed under the Professional Organizations “Phil Science Organizations” section.</text:span></text:p>
        </text:list-item>
        <text:list-item>
          <text:p text:style-name="P7">We intend to expand the section “Resources for Students” to include comments on graduate education in phil science. <text:s/>Kyle Stanford is working on this.</text:p>
        </text:list-item>
        <text:list-item>
          <text:p text:style-name="P4"><text:span text:style-name="T1">We need to add some announcement concerning NSF travel funds available for graduates to travel to meetings. <text:s/>This will go under the Resources for Students section as well as the announcements</text:span>.</text:p>
        </text:list-item>
        <text:list-item>
          <text:p text:style-name="P6">We need to add a “Give to PSA” link. <text:s/>Gary will need to work with you to determine how best to set this up.</text:p>
        </text:list-item>
        <text:list-item>
          <text:p text:style-name="P8">The governing board would like to see some information on the journal site concerning acceptance rates for the journal. <text:s/>(perhaps Jeff B. is the right person to get this information).</text:p>
        </text:list-item>
        <text:list-item>
          <text:p text:style-name="P9">John Norton would like to see the website content archived on a regular basis and linked to the existing webpages. <text:s/>He is thinking about something along the lines of what is currently done for the website for the Center for Phil Science at Pitt. <text:s/>It will be best to talk with him if you have questions concerning how best to implement this (but as always, use your best judgment, which we trust immensely).</text:p>
        </text:list-item>
        <text:list-item>
          <text:p text:style-name="P6">We need to make an announcement regarding proposals for sessions at the next AAAS meetings. <text:s/>Gary will have the <text:soft-page-break/>information that should be included in this announceme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mbria" svg:font-family="Cambri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Cambria" fo:font-size="12pt" fo:language="en" fo:country="US" style:font-name-asian="Cambria" style:font-size-asian="12pt" style:font-name-complex="Cambri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Strikeout" style:family="text">
      <style:text-properties style:use-window-font-color="true" style:text-line-through-style="solid" style:font-name="Cambria" fo:font-size="12pt" fo:language="en" fo:country="US" style:font-name-asian="Cambria" style:font-size-asian="12pt" style:font-name-complex="Cambria" style:font-size-complex="12pt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a Woody</meta:initial-creator>
    <meta:creation-date>2009-12-09T10:45:00</meta:creation-date>
    <dc:creator>Gregory McWhirter</dc:creator>
    <dc:date>2009-12-10T12:06:33</dc:date>
    <meta:editing-cycles>5</meta:editing-cycles>
    <meta:editing-duration>PT01H39M46S</meta:editing-duration>
    <meta:generator>OpenOffice.org/3.1$Unix OpenOffice.org_project/310m19$Build-9420</meta:generator>
    <meta:document-statistic meta:table-count="0" meta:image-count="0" meta:object-count="0" meta:page-count="2" meta:paragraph-count="17" meta:word-count="405" meta:character-count="2326"/>
    <meta:user-defined meta:name="Info 1"/>
    <meta:user-defined meta:name="Info 2"/>
    <meta:user-defined meta:name="Info 3"/>
    <meta:user-defined meta:name="Info 4"/>
  </office:meta>
</office:document-meta>
</file>